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margin-top="0.1575in" fo:margin-bottom="0.0783in"/>
    </style:style>
    <style:style style:name="P2" style:family="paragraph" style:parent-style-name="Text_20_body">
      <style:paragraph-properties fo:margin-top="0.1575in" fo:margin-bottom="0.0783in"/>
      <style:text-properties fo:background-color="#ffff00"/>
    </style:style>
    <style:style style:name="P3" style:family="paragraph" style:parent-style-name="Standard">
      <style:paragraph-properties fo:margin-top="0.1575in" fo:margin-bottom="0.0783in"/>
    </style:style>
    <style:style style:name="P4" style:family="paragraph" style:parent-style-name="Standard">
      <style:paragraph-properties fo:margin-top="0.1575in" fo:margin-bottom="0.0783in"/>
      <style:text-properties fo:background-color="#ffff00"/>
    </style:style>
    <style:style style:name="P5" style:family="paragraph" style:parent-style-name="Heading_20_1">
      <style:paragraph-properties fo:margin-top="0.1575in" fo:margin-bottom="0.0783in"/>
    </style:style>
    <style:style style:name="P6" style:family="paragraph" style:parent-style-name="titre_5f_resume" style:master-page-name="">
      <style:paragraph-properties fo:margin-top="0.1575in" fo:margin-bottom="0.0783in" style:page-number="auto"/>
    </style:style>
    <style:style style:name="P7" style:family="paragraph" style:parent-style-name="titre_5f_mots_5f_clefs">
      <style:paragraph-properties fo:margin-top="0.1575in" fo:margin-bottom="0.0783in"/>
    </style:style>
    <style:style style:name="P8" style:family="paragraph" style:parent-style-name="liste_20_references">
      <style:paragraph-properties fo:margin-top="0.1575in" fo:margin-bottom="0.0783in"/>
      <style:text-properties fo:background-color="#ffff00"/>
    </style:style>
    <style:style style:name="P9" style:family="paragraph" style:parent-style-name="titre_5f_bibliographie">
      <style:paragraph-properties fo:margin-top="0.1575in" fo:margin-bottom="0.0783in"/>
    </style:style>
    <style:style style:name="P10" style:family="paragraph" style:parent-style-name="texte_5f_resume">
      <style:paragraph-properties fo:margin-top="0.1575in" fo:margin-bottom="0.0783in"/>
    </style:style>
    <style:style style:name="P11" style:family="paragraph" style:parent-style-name="texte_5f_resume">
      <style:paragraph-properties fo:margin-top="0.1575in" fo:margin-bottom="0.0783in"/>
      <style:text-properties fo:background-color="#ffff00"/>
    </style:style>
    <style:style style:name="P12" style:family="paragraph" style:parent-style-name="Text_20_body">
      <style:text-properties fo:background-color="#ffff00"/>
    </style:style>
    <style:style style:name="P13" style:family="paragraph" style:parent-style-name="Text_20_body">
      <style:text-properties style:use-window-font-color="true" fo:background-color="#ff0000"/>
    </style:style>
    <style:style style:name="P14" style:family="paragraph" style:parent-style-name="Text_20_body">
      <style:text-properties fo:background-color="#ff0000"/>
    </style:style>
    <style:style style:name="P15" style:family="paragraph" style:parent-style-name="labo">
      <style:text-properties fo:font-style="normal" style:font-style-asian="normal" style:font-style-complex="normal"/>
    </style:style>
    <style:style style:name="P16" style:family="paragraph" style:parent-style-name="adresse">
      <style:text-properties fo:font-style="normal" style:font-style-asian="normal" style:font-style-complex="normal"/>
    </style:style>
    <style:style style:name="P17" style:family="paragraph" style:parent-style-name="Heading_20_2">
      <style:text-properties fo:background-color="#ff0000"/>
    </style:style>
    <style:style style:name="P18" style:family="paragraph" style:parent-style-name="Text_20_body" style:list-style-name="L1"/>
    <style:style style:name="P19" style:family="paragraph" style:parent-style-name="Text_20_body" style:list-style-name="L1">
      <style:paragraph-properties fo:margin-top="0in" fo:margin-bottom="0in"/>
      <style:text-properties fo:background-color="#ffff00"/>
    </style:style>
    <style:style style:name="P20" style:family="paragraph" style:parent-style-name="Titre_20_article" style:master-page-name="Standard">
      <style:paragraph-properties style:page-number="auto"/>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normal" style:font-style-asian="normal"/>
    </style:style>
    <style:style style:name="T5" style:family="text">
      <style:text-properties fo:font-style="normal" style:font-style-asian="normal" style:font-style-complex="normal"/>
    </style:style>
    <style:style style:name="T6" style:family="text">
      <style:text-properties fo:background-color="#ffff00"/>
    </style:style>
    <style:style style:name="T7" style:family="text">
      <style:text-properties fo:background-color="#ff0000"/>
    </style:style>
    <style:style style:name="T8" style:family="text">
      <style:text-properties fo:background-color="transparent"/>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bookmark-start text:name="_Ref20107229"/>O<text:bookmark-end text:name="_Ref20107229"/>AR: un gestionnaire de ressources pour grandes grappes de calcul</text:p>
      <text:p text:style-name="auteurs">Bruno Bzeznik</text:p>
      <text:p text:style-name="labo">Projet CIMENT / UJF</text:p>
      <text:p text:style-name="P15">LJK, 51 rue des Mathématiques, 38400 Saint Martin d'Hères</text:p>
      <text:p text:style-name="mail"/>
      <text:p text:style-name="auteurs">Romain Cavagna<text:bookmark-start text:name="_Ref20045657"/></text:p>
      <text:p text:style-name="labo">INRIA Rhone-Alpes</text:p>
      <text:p text:style-name="P16">ENSIMAG, 51 avenue Jean Kuntzmann, 38330 Montbonnot Saint Martin</text:p>
      <text:p text:style-name="P16"><text:s/></text:p>
      <text:p text:style-name="auteurs">Joseph Emeras</text:p>
      <text:p text:style-name="labo">INRIA Rhone-Alpes</text:p>
      <text:p text:style-name="P16">ENSIMAG, 51 avenue Jean Kuntzmann, 38330 Montbonnot Saint Martin</text:p>
      <text:p text:style-name="P16"><text:s/></text:p>
      <text:p text:style-name="auteurs">Olivier Richard</text:p>
      <text:p text:style-name="labo">LIG</text:p>
      <text:p text:style-name="P16">ENSIMAG, 51 avenue Jean Kuntzmann, 38330 Montbonnot Saint Martin</text:p>
      <text:p text:style-name="P16"><text:s/><text:bookmark-end text:name="_Ref20045657"/><text:bookmark-start text:name="_Ref20107391"/></text:p>
      <text:section text:style-name="Sect1" text:name="Section1">
        <text:p text:style-name="P6">Résumé</text:p>
        <text:p text:style-name="P10"><text:span text:style-name="T6">Ce document résume les instructions aux auteurs de la conférence JRES 2009. Il est téléchargeable sur le site de JRES : </text:span><text:a xlink:type="simple" xlink:href="http://www.jres.org/"><text:span text:style-name="Internet_20_link"><text:span text:style-name="T6">http://www.jres.org</text:span></text:span></text:a><text:span text:style-name="T6">.</text:span></text:p>
        <text:p text:style-name="P11">Le résumé doit faire de 15 à 20 lignes. Il est écrit en italique, <text:span text:style-name="T4">Times New Roman</text:span>, 10 points. Le titre « Résumé » (ainsi que le titre « Mots-clefs » ci-dessous) est en 12 points, gras.</text:p>
        <text:p text:style-name="P7">Mots clefs</text:p>
        <text:p text:style-name="P4">IPv6, PKI, CMS …</text:p>
        <text:p text:style-name="P3"/>
        <text:h text:style-name="P5" text:outline-level="1">Introduction</text:h>
        <text:p text:style-name="P12">Dans cet article, nous allons présenter le logiciel OAR qui a été développé dans les équipes MESCAL et MOAIS du laboratoire LIG [1]. Les développements sont aussi fortement soutenus par la communauté Aladdin/Grid5000 [2] et le projet CIMENT [3] de l'Université Joseph Fourier qui sont les 2 plus importants utilisateurs. </text:p>
        <text:p text:style-name="P12">Il s'agit d'un gestionnaire de ressources pour grandes grappes de calcul qui offre une grande polyvalence d'emploi, des fonctionnalités originales et qui a pour ambition de passer facilement à l'échelle. </text:p>
        <text:p text:style-name="P12">Nous présenterons rapidement le contexte et l'historique, puis nous présenterons en détail les fonctionnalités de cet outil et nous verrons comment il est conçu. Dans la section "retours d'expérience", nous évoquerons 3 cas d'utilisation. Enfin, nous terminerons par les perspectives d'évolution. </text:p>
        <text:p text:style-name="Text_20_body"/>
        <text:h text:style-name="Heading_20_1" text:outline-level="1"><text:bookmark text:name="Contexte"/>Contexte</text:h>
        <text:p text:style-name="P12">Dans le monde de la recherche, nombreux sont les domaines qui ont recours à des méthodes de simulation qui mettent en oeuvre des super-calculateurs parallèles aux caractéristiques diverses et de différentes tailles. Ces machines coûteuses à l'achat, mais aussi en fonctionnement, sont en général partagées par des communautés d'utilisateurs. Dans la plupart des cas, un logiciel assure le partage équitable, ou selon des règles établies, des ressources entre les utilisateurs d'une même grappe et optimise le fonctionnement des noeuds de calcul. Il s'agit des gestionnaires de ressources (Resource Management Systems ou RMS), généralement couplés avec un "batch scheduler" ou "gestionnaire de batch" qui gérera la planification et l'exécution des jobs sur les ressources. Parmi les plus utilisés, citons LSF, PBS-Pro, Torque/Maui, Sun Grid Engine,... Certains ont des licences payantes, d'autres sont libres. OAR est un de ces outils. Il est disponible gratuitement sous licence GPL. <text:line-break/></text:p>
        <text:h text:style-name="Heading_20_1" text:outline-level="1"><text:bookmark text:name="Historique"/><text:soft-page-break/>Historique</text:h>
        <text:p text:style-name="Text_20_body"><text:span text:style-name="T6">Nous présenterons dans l'article un historique des évolutions du logiciel pour mieux comprendre son contexte de développement. </text:span><text:line-break/></text:p>
        <text:h text:style-name="Heading_20_1" text:outline-level="1">Fonctionnalités</text:h>
        <text:p text:style-name="P12">OAR est un gestionnaire de ressources ainsi qu'un <text:span text:style-name="T1">batch scheduler</text:span> pour grandes grappes de calcul. </text:p>
        <text:p text:style-name="P12">Son rôle est donc de planifier et gérer les exécutions des jobs sur les ressources ainsi que de gérer les ressources elles-mêmes. </text:p>
        <text:p text:style-name="P12">Ses fonctionnalités principales sont: </text:p>
        <text:list text:style-name="L1">
          <text:list-item>
            <text:p text:style-name="P19">2 modes de soumission: par script et en mode interactif </text:p>
          </text:list-item>
          <text:list-item>
            <text:p text:style-name="P19">Multi files d'attente avec des priorités différentes pour chaque file </text:p>
          </text:list-item>
          <text:list-item>
            <text:p text:style-name="P19">Règles d’admission : grande souplesse de configuration de l’admission des jobs dans les files d’attente </text:p>
          </text:list-item>
          <text:list-item>
            <text:p text:style-name="P19">Soumission par réservation : job lancé à une date définie à l’avance (<text:span text:style-name="T1">advance reservation</text:span>) </text:p>
          </text:list-item>
          <text:list-item>
            <text:p text:style-name="P19">Dépendances inter-jobs: un job ne démarre que si un ensemble défini auparavant de jobs a pu se terminer avec succès </text:p>
          </text:list-item>
          <text:list-item>
            <text:p text:style-name="P19">Tableaux de jobs: possibilité de soumettre en une seule fois de nombreux jobs aux propriétés similaires dépendants éventuellement de paramètres </text:p>
          </text:list-item>
          <text:list-item>
            <text:p text:style-name="P19">Type de job spécifique best-effort qui permet d’exploiter les ressources inutilisées </text:p>
          </text:list-item>
          <text:list-item>
            <text:p text:style-name="P18"><text:span text:style-name="T6">Fairsharing avec définition de projets : partage intelligent des ressources en fonction du taux d’utilisation par utilisateur et par projet.</text:span><text:line-break/> </text:p>
          </text:list-item>
        </text:list>
        <text:h text:style-name="Heading_20_1" text:outline-level="1">Architecture</text:h>
        <text:p text:style-name="P12">OAR connaît 2 types de composants dans son architecture: un ensemble de modules et une base de données. </text:p>
        <text:p text:style-name="P12">Le point central de l'architecture d'OAR est sa base de données. C'est elle qui contient toute la mémoire et l'état du système. Elle est aussi le centre nerveux des communications entre les différents modules d'OAR qui communiquent donc essentiellement à travers elle. </text:p>
        <text:p text:style-name="P12">C'est cette architecture modulaire qui donne sa souplesse a OAR. Chaque module a été conçu dans un but spécifique (logging, surveillance de l'état des ressources ou des jobs, lancement, exécution ou terminaison des jobs...) et est appelé par un module chef d'orchestre. </text:p>
        <text:p text:style-name="Text_20_body"><text:span text:style-name="T6">Cette approche permet le développement de modules complémentaires écrits dans n’importe quel langage ayant une librairie d’interfaçage avec les bases de données. </text:span><text:line-break/></text:p>
        <text:h text:style-name="Heading_20_1" text:outline-level="1"><text:bookmark text:name="Retours_d.27exp.C3.A9rience"/>Retours d'expérience</text:h>
        <text:h text:style-name="Heading_20_2" text:outline-level="2"><text:bookmark text:name="CIMENT"/>CIMENT</text:h>
        <text:p text:style-name="P12">CIMENT [3] (Calcul Intensif / Modélisation / Expérimentation Numérique et Technologique) est le meso-centre de calcul informatique de l'Université Joseph Fourier. Il réunit pratiquement toutes les disciplines de l'université qui ont des besoins en calcul haute performance: Chimie, Bioimagerie, Physique numérique, Environnement/Climatologie, Sciences de l'univers, Informatique distribuée,... Ce projet exploite une dizaine de calculateurs représentant au total plus de 2000 coeurs de processeur. Une grille légère CiGri mutualise ces ressources. Aujourd'hui, 90% des machines de CIMENT fonctionnent avec OAR. </text:p>
        <text:h text:style-name="P17" text:outline-level="2"><text:bookmark text:name="Grid5000"/>Grid5000</text:h>
        <text:p text:style-name="P14">Grid'5000 [2] est un instrument d'expérimentation scientifique pour l'étude des systèmes parallèles et distribués à grande échelle. Sa construction a démarré en 2003 suite au premier appel d'offre de l'ACI GRID [4]. L’objectif initial était de construire une infrastructure distribuée sur 10 sites avec un total de 5000 processeurs. Il a ensuite été recadré à 5000 coeurs de processeur et a été atteint pendant l'hiver 2008-2009.</text:p>
        <text:p text:style-name="P14">Actuellement, Grid’5000 est composé de 9 sites en France et 1 au Brésil (Lille, Rennes, Orsay, Nancy, Bordeaux, Lyon, Grenoble, Toulouse, Sophia-Antipolis et Porto Alegre) et rassemble environ 5650 coeurs de processeur. 750 coeurs supplémentaire seront prochainement ajoutés dans Grid'5000 avec l'arrivée d'un nouveau cluster et l'intégration d'un site <text:s/>luxembourgeois. OAR est utilisé pour gérer l'ensemble des ressources des clusters Grid'5000.</text:p>
        <text:p text:style-name="P14"><text:soft-page-break/>La grande originalité de Grid’5000 est sa capacité de re-configuration logicielle. Un utilisateur peut allouer un ensemble de ressources et y télécharger si besoin l’ensemble de sa pile logicielle ; du système d’exploitation à l’application. Ces opérations sont rendues possibles par l'utilisation conjointe des outils Kadeploy [5] et OAR. En effet, OAR propose le type de job <text:span text:style-name="T3">deploy</text:span><text:span text:style-name="T5"> </text:span>autorisant les utilisateurs à modifier ou ré-installer entièrement le système d'exploitation ainsi que les applications des machines de calcul avec Kadeploy. Dans le cas des jobs de type <text:span text:style-name="T3">deploy</text:span>, OAR cesse alors de vérifier le bon fonctionnement des machines allouées afin de ne pas les considérer comme suspectes ou défectueuses si leur état devient non standard au cluster.<text:line-break/>A la fin des jobs <text:span text:style-name="T3">deploy</text:span>, l'épilogue de OAR ré-installe par le biais de Kadeploy le système ainsi que la configuration de base sur les noeuds modifiés et vérifie à nouveau périodiquement leurs bon fonctionnement.</text:p>
        <text:p text:style-name="P14">Une autre particularité de OAR qui est exploitée sur Grid'5000 est la possibilité d'exécuter des jobs en <text:span text:style-name="T3">best-effort</text:span>. Ce type permet d'autoriser des calculs provenant de grille de production comme CIMENT tout en laissant la priorité de la plate-forme pour les expériences scientifiques. C'est à dire que OAR terminera prématurément un job <text:span text:style-name="T3">best-effort</text:span> si un job « classique » est soumis alors que l'ensemble du cluster est déjà occupé.</text:p>
        <text:p text:style-name="P14">Afin de pouvoir effectuer des réservations sur plusieurs sites, un outils a été spécifiquement créé pour Grid'5000. Il s'agit de OARgrid, un outil permettant de gérer de manière centralisée les ressources de plusieurs serveurs OAR interconnectés entre eux. Il offre une interface en ligne de commande et propose désormais une API REST.</text:p>
        <text:h text:style-name="Heading_20_2" text:outline-level="2"><text:bookmark text:name="Cluster_Virtuel_de_l.27UFR_IMAG"/>Cluster Virtuel de l'UFR IMAG</text:h>
        <text:p text:style-name="P12">Une centaine de PC actifs le jour dans des salles de TP sont utilisables la nuit et le week-end en tant que noeuds de calcul d'une grappe virtuelle démarrée grâce au logiciel Computemode. Les noeuds une fois démarrés, sont gérés par OAR. </text:p>
        <text:h text:style-name="Heading_20_2" text:outline-level="2"><text:bookmark text:name="Autres_usages_connus"/>Autres usages connus</text:h>
        <text:p text:style-name="P12">Aujourd'hui, OAR semble de plus en plus utilisé. On a recensé des installations au Brésil, en Slovaquie, en Chine. Plus proches de nous, citons le BRGM à Orléans.</text:p>
        <text:h text:style-name="Heading_20_1" text:outline-level="1"><text:bookmark text:name="Outils_connexes"/>Outils connexes</text:h>
        <text:h text:style-name="Heading_20_2" text:outline-level="2"><text:bookmark text:name="TakTuk"/>TakTuk</text:h>
        <text:p text:style-name="P12">TaktuK est un "lanceur parallèle" permettant le passage à l'échelle. Il décrit un arbre dans les ressources afin de lancer de façon efficace une commande sur un grand nombre de noeuds. OAR peut être configuré pour utiliser avantageusement cet outil pour toutes les opérations nécessitant d'accéder aux noeuds (vérification des noeuds, démarrage d'un job, nettoyage en fin de job, etc...). Mais cet outil peut faire bien d'autres choses... </text:p>
        <text:h text:style-name="Heading_20_2" text:outline-level="2"><text:bookmark text:name="CiGri"/>CiGri</text:h>
        <text:p text:style-name="P12">CiGri est un logiciel permettant de constituer une grille de calcul dite "légère", exploitant les cycles cpu libres des grappes de calcul. Elle s'appuie sur le type de jobs "best-effort" (meilleurs effort) que OAR propose. Avec CiGri, on peut optimiser la charge d'un ensemble de clusters et offrir de nombreuses ressources aux utilisateurs ayant des applications de type multi-paramétriques. </text:p>
        <text:h text:style-name="P17" text:outline-level="2"><text:bookmark text:name="Oargrid"/>Oargrid</text:h>
        <text:p text:style-name="P12"><text:span text:style-name="T8">Oargrid est un outil simple qui permet de soumettre des jobs simultanément sur plusieurs clusters exploités par OAR. Actuellement utilisé uniquement dans </text:span><text:span text:style-name="T7">Grid'5000</text:span><text:span text:style-name="T8">, il offre une API REST basée sur une librairie commune avec l'API de OAR. Ce n'est pas un intergiciel de grille, il n'y a aucune fonctionnalité d'ordonnancement dans Oargrid. </text:span><text:span text:style-name="T7">Il s'agit d'un</text:span><text:span text:style-name="T8"> outil qui offre une vision globale d'un ensemble de </text:span><text:span text:style-name="T7">clusters</text:span><text:span text:style-name="T8"> et qui permet de faire des réservations de ressources sur cet ensemble. Il exploite le mode « advanced reservation » de OAR</text:span> </text:p>
        <text:h text:style-name="Heading_20_2" text:outline-level="2"><text:bookmark text:name="ComputeMode"/>ComputeMode</text:h>
        <text:p text:style-name="P12">ComputeMode est un outil qui permet de créer très facilement un cluster virtuel composé de noeuds de calcul diskless (sans disque dur) à partir de PC de bureau se trouvant sur un même LAN. Typiquement, cela permet d'exploiter les PC de bureau d'un laboratoire ou les PC de salles de TP à des périodes où ils ne sont pas utilisés par leur utilisateur habituel (la nuit et les week-end par exemple). </text:p>
        <text:h text:style-name="P17" text:outline-level="2">Kadeploy</text:h>
        <text:p text:style-name="P13">Kadeploy est un système de déploiement rapide et évolutif conçu pour les clusters et les grilles de calcul. Il fournit un ensemble d'outils pour cloner, configurer et gérer un ensemble de noeuds. Actuellement, sur Grid'5000 il est utilisé pour déployer les environnements par défaut sur les noeuds ainsi que des systèmes Linux et * BSD personnalisés par les utilisateurs.</text:p>
        <text:h text:style-name="Heading_20_1" text:outline-level="1"><text:bookmark text:name="Perspectives_d.27.C3.A9volution"/><text:soft-page-break/>Perspectives d'évolution</text:h>
        <text:p text:style-name="P12">A l'heure où nous écrivons ces lignes, la version stable est la 2.3. La version 2.4 en cours de développement intégrera une API utilisateur REST facilitant la réalisation de scripts complexes, d'interfaces graphiques et de traducteurs pour inter-opérer avec d'autres systèmes. Un <text:span text:style-name="T1">refactoring</text:span> du code est prévu, qui donnera la version 3.0. A noter qu'un nouvel ordonnanceur plus performant est en cours d'écriture en C++. </text:p>
        <text:p text:style-name="P12"/>
        <text:h text:style-name="Heading_20_1" text:outline-level="1"><text:bookmark text:name="Conclusion"/>Conclusion</text:h>
        <text:p text:style-name="P12">OAR est actuellement un projet actif tant au niveau du developpement (avec le refactoring de la version 3 de OAR) que des partenariats en cours ou futurs. </text:p>
        <text:p text:style-name="P12"/>
        <text:p text:style-name="Text_20_body"/>
        <text:p text:style-name="Text_20_body"/>
        <text:p text:style-name="Text_20_body"/>
        <text:p text:style-name="Text_20_body"/>
        <text:p text:style-name="Text_20_body"/>
        <text:p text:style-name="Text_20_body"/>
        <text:p text:style-name="Text_20_body"/>
        <text:p text:style-name="P1"><text:bookmark-end text:name="_Ref20107391"/><text:span text:style-name="T6">[1] Laboratoire d'Informatique de Grenoble: </text:span><text:a xlink:type="simple" xlink:href="http://www.lig-lab.fr/"><text:span text:style-name="T6">http://www.lig-lab.fr</text:span></text:a></text:p>
        <text:p text:style-name="P1"><text:span text:style-name="T6">[2] </text:span><text:a xlink:type="simple" xlink:href="https://www.grid5000.fr/"><text:span text:style-name="T6">https://www.grid5000.fr</text:span></text:a><text:span text:style-name="T6"> </text:span></text:p>
        <text:p text:style-name="P1"><text:span text:style-name="T6">[3] </text:span><text:a xlink:type="simple" xlink:href="https://ciment.ujf-grenoble.fr/"><text:span text:style-name="T6">https://ciment.ujf-grenoble.fr</text:span></text:a></text:p>
        <text:p text:style-name="P1"><text:span text:style-name="T6">[4] </text:span><text:a xlink:type="simple" xlink:href="http://www-sop.inria.fr/aci/grid/public/acigrid.htm"><text:span text:style-name="T6">http://www-sop.inria.fr/aci/grid/public/acigrid.htm</text:span></text:a><text:span text:style-name="T6"> </text:span></text:p>
        <text:p text:style-name="P1"><text:span text:style-name="T7">[5] Kadeploy : </text:span><text:a xlink:type="simple" xlink:href="http://gforge.inria.fr/projects/kadeploy3/"><text:span text:style-name="T7">http://gforge.inria.fr/projects/kadeploy3/</text:span></text:a></text:p>
        <text:p text:style-name="P2"/>
        <text:p text:style-name="P1"/>
        <text:p text:style-name="P9">Annexe</text:p>
        <text:p text:style-name="P4">Les auteurs ajoutent, si nécessaire, une annexe avec une section non numérotée.</text:p>
        <text:p text:style-name="P9">Bibliographie</text:p>
        <text:list text:style-name="WW8Num34">
          <text:list-item>
            <text:p text:style-name="P8"><text:bookmark-start text:name="_Ref20107241"/>Auteur1 et Auteur2, Un article dans une revue. <text:span text:style-name="T2">Nom de la revue</text:span>, 3(10) : 133-139, Janvier 2001.<text:bookmark-end text:name="_Ref20107241"/></text:p>
          </text:list-item>
          <text:list-item>
            <text:p text:style-name="P8"><text:bookmark-start text:name="_Ref20107267"/>Auteur3, Un exemple d'article dans les actes d'une conférence. Dans <text:span text:style-name="T2">Actes du congrès JRES2001</text:span>, pages 37-49, Lyon, Décembre 2001.<text:bookmark-end text:name="_Ref20107267"/> </text:p>
          </text:list-item>
          <text:list-item>
            <text:p text:style-name="P8">Auteur4. <text:span text:style-name="T2">Les réseaux hauts débits</text:span>. Presse Académique, 2002.</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3-20T13:20:47</meta:creation-date>
    <dc:date>2009-10-29T19:28:20</dc:date>
    <meta:editing-cycles>63</meta:editing-cycles>
    <meta:editing-duration>PT6H0M6S</meta:editing-duration>
    <meta:user-defined meta:name="Info 1"/>
    <meta:user-defined meta:name="Info 2"/>
    <meta:user-defined meta:name="Info 3"/>
    <meta:user-defined meta:name="Info 4"/>
    <meta:document-statistic meta:table-count="0" meta:image-count="0" meta:object-count="0" meta:page-count="4" meta:paragraph-count="85" meta:word-count="1816" meta:character-count="11787"/>
  </office:meta>
</office:document-meta>
</file>